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4pt" fo:language="en" fo:country="none" officeooo:rsid="00046b3e" officeooo:paragraph-rsid="000867d4" style:font-name-asian="WenQuanYi Zen Hei" style:font-size-asian="14pt" style:font-name-complex="FreeSans" style:font-size-complex="14pt"/>
    </style:style>
    <style:style style:name="P2" style:family="paragraph" style:parent-style-name="Text_20_body">
      <style:text-properties style:font-name="Arial" fo:font-size="14pt" fo:language="en" fo:country="none" officeooo:rsid="00046b3e" officeooo:paragraph-rsid="000cba70" style:font-name-asian="WenQuanYi Zen Hei" style:font-size-asian="14pt" style:font-name-complex="FreeSans" style:font-size-complex="14pt"/>
    </style:style>
    <style:style style:name="P3" style:family="paragraph" style:parent-style-name="Text_20_body">
      <style:text-properties style:font-name="Times New Roman" fo:font-size="12pt" fo:language="en" fo:country="none" officeooo:rsid="000d881a" officeooo:paragraph-rsid="000d881a" style:font-name-asian="WenQuanYi Zen Hei" style:font-size-asian="10.5pt" style:font-name-complex="FreeSans" style:font-size-complex="12pt"/>
    </style:style>
    <style:style style:name="P4" style:family="paragraph" style:parent-style-name="Title">
      <style:text-properties officeooo:rsid="0003043f"/>
    </style:style>
    <style:style style:name="P5" style:family="paragraph" style:parent-style-name="Text_20_body" style:list-style-name="L1">
      <style:text-properties officeooo:rsid="0003043f" officeooo:paragraph-rsid="0003043f"/>
    </style:style>
    <style:style style:name="P6" style:family="paragraph" style:parent-style-name="Text_20_body" style:list-style-name="L2">
      <style:text-properties officeooo:paragraph-rsid="00046b3e"/>
    </style:style>
    <style:style style:name="P7" style:family="paragraph" style:parent-style-name="Text_20_body" style:list-style-name="L2">
      <style:text-properties officeooo:rsid="00068a6c" officeooo:paragraph-rsid="00068a6c"/>
    </style:style>
    <style:style style:name="P8" style:family="paragraph" style:parent-style-name="Text_20_body" style:list-style-name="L2">
      <style:text-properties fo:language="en" fo:country="none" officeooo:rsid="000867d4" officeooo:paragraph-rsid="000867d4"/>
    </style:style>
    <style:style style:name="P9" style:family="paragraph" style:parent-style-name="Text_20_body" style:list-style-name="L2">
      <style:text-properties fo:language="en" fo:country="none" officeooo:rsid="0004fc8c" officeooo:paragraph-rsid="0004fc8c"/>
    </style:style>
    <style:style style:name="P10" style:family="paragraph" style:parent-style-name="Text_20_body" style:list-style-name="L3">
      <style:text-properties style:font-name="Times New Roman" fo:font-size="12pt" fo:language="en" fo:country="none" officeooo:rsid="0004fc8c" officeooo:paragraph-rsid="000867d4" style:font-name-asian="WenQuanYi Zen Hei" style:font-size-asian="10.5pt" style:font-name-complex="FreeSans" style:font-size-complex="12pt"/>
    </style:style>
    <style:style style:name="P11" style:family="paragraph" style:parent-style-name="Text_20_body" style:list-style-name="L3">
      <style:text-properties style:font-name="Times New Roman" fo:font-size="12pt" fo:language="en" fo:country="none" officeooo:rsid="000867d4" officeooo:paragraph-rsid="000867d4" style:font-name-asian="WenQuanYi Zen Hei" style:font-size-asian="10.5pt" style:font-name-complex="FreeSans" style:font-size-complex="12pt"/>
    </style:style>
    <style:style style:name="P12" style:family="paragraph" style:parent-style-name="Text_20_body" style:list-style-name="L3">
      <style:text-properties style:font-name="Times New Roman" fo:font-size="12pt" fo:language="en" fo:country="none" officeooo:rsid="000867d4" officeooo:paragraph-rsid="000a21a2" style:font-name-asian="WenQuanYi Zen Hei" style:font-size-asian="10.5pt" style:font-name-complex="FreeSans" style:font-size-complex="12pt"/>
    </style:style>
    <style:style style:name="P13" style:family="paragraph" style:parent-style-name="Text_20_body" style:list-style-name="L4">
      <style:text-properties style:font-name="Times New Roman" fo:font-size="12pt" fo:language="en" fo:country="none" officeooo:rsid="000867d4" officeooo:paragraph-rsid="000ef5fe" style:font-name-asian="WenQuanYi Zen Hei" style:font-size-asian="10.5pt" style:font-name-complex="FreeSans" style:font-size-complex="12pt"/>
    </style:style>
    <style:style style:name="P14" style:family="paragraph" style:parent-style-name="Text_20_body" style:list-style-name="L3">
      <style:text-properties style:font-name="Times New Roman" fo:font-size="12pt" fo:language="en" fo:country="none" officeooo:rsid="000b7fe2" officeooo:paragraph-rsid="000b7fe2" style:font-name-asian="WenQuanYi Zen Hei" style:font-size-asian="10.5pt" style:font-name-complex="FreeSans" style:font-size-complex="12pt"/>
    </style:style>
    <style:style style:name="P15" style:family="paragraph" style:parent-style-name="Text_20_body" style:list-style-name="L4">
      <style:text-properties style:font-name="Times New Roman" fo:font-size="12pt" fo:language="en" fo:country="none" officeooo:rsid="000cba70" officeooo:paragraph-rsid="000cba70" style:font-name-asian="WenQuanYi Zen Hei" style:font-size-asian="10.5pt" style:font-name-complex="FreeSans" style:font-size-complex="12pt"/>
    </style:style>
    <style:style style:name="P16" style:family="paragraph" style:parent-style-name="Text_20_body" style:list-style-name="L5">
      <style:text-properties style:font-name="Times New Roman" fo:font-size="12pt" fo:language="en" fo:country="none" officeooo:rsid="000d881a" officeooo:paragraph-rsid="000d881a" style:font-name-asian="WenQuanYi Zen Hei" style:font-size-asian="10.5pt" style:font-name-complex="FreeSans" style:font-size-complex="12pt"/>
    </style:style>
    <style:style style:name="P17" style:family="paragraph" style:parent-style-name="Text_20_body" style:list-style-name="L2">
      <style:text-properties officeooo:rsid="0010e630" officeooo:paragraph-rsid="0010e630"/>
    </style:style>
    <style:style style:name="P18" style:family="paragraph" style:parent-style-name="Heading_20_1">
      <style:text-properties officeooo:rsid="0003043f"/>
    </style:style>
    <style:style style:name="T1" style:family="text">
      <style:text-properties officeooo:rsid="00046b3e"/>
    </style:style>
    <style:style style:name="T2" style:family="text">
      <style:text-properties fo:language="en" fo:country="none"/>
    </style:style>
    <style:style style:name="T3" style:family="text">
      <style:text-properties fo:language="en" fo:country="none" officeooo:rsid="00046b3e"/>
    </style:style>
    <style:style style:name="T4" style:family="text">
      <style:text-properties fo:language="en" fo:country="none" officeooo:rsid="0003043f"/>
    </style:style>
    <style:style style:name="T5" style:family="text">
      <style:text-properties officeooo:rsid="000867d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Main documentation</text:h>
      <text:p text:style-name="P4">To be:</text:p>
      <text:list xml:id="list5899215418556350597" text:style-name="L1">
        <text:list-item>
          <text:p text:style-name="P5">Users</text:p>
        </text:list-item>
        <text:list-item>
          <text:p text:style-name="P5">Conferences</text:p>
        </text:list-item>
        <text:list-item>
          <text:p text:style-name="P5">Streams</text:p>
        </text:list-item>
      </text:list>
      <text:p text:style-name="Title"><text:span text:style-name="T3">M</text:span><text:span text:style-name="T4">ain provisions</text:span></text:p>
      <text:list xml:id="list2257923005475534630" text:style-name="L2">
        <text:list-item>
          <text:p text:style-name="P6"><text:span text:style-name="T1">Users </text:span><text:bookmark text:name="result_box"/><text:span text:style-name="T3">sign up for </text:span><text:span text:style-name="T4">Conferences.</text:span></text:p>
        </text:list-item>
        <text:list-item>
          <text:p text:style-name="P7"><text:span text:style-name="T4">U</text:span><text:span text:style-name="T2">ser may add to favorite or hide conference</text:span></text:p>
        </text:list-item>
        <text:list-item>
          <text:p text:style-name="P8">User may create conference</text:p>
        </text:list-item>
        <text:list-item>
          <text:p text:style-name="P9">User may be speaker</text:p>
        </text:list-item>
        <text:list-item>
          <text:p text:style-name="P6"><text:span text:style-name="T4">Streams </text:span><text:span text:style-name="T3">has </text:span><text:span text:style-name="T4">Speakers</text:span></text:p>
        </text:list-item>
        <text:list-item>
          <text:p text:style-name="P17"><text:span text:style-name="T4">U</text:span><text:span text:style-name="T2">ser can connect to socials in profile. And login with socials</text:span></text:p>
        </text:list-item>
      </text:list>
      <text:p text:style-name="P1">Conference has</text:p>
      <text:list xml:id="list2934175816313256579" text:style-name="L3">
        <text:list-item>
          <text:p text:style-name="P10">Site <text:span text:style-name="T5">(URL)</text:span></text:p>
        </text:list-item>
        <text:list-item>
          <text:p text:style-name="P11">Map location</text:p>
        </text:list-item>
        <text:list-item>
          <text:p text:style-name="P11">Steams</text:p>
        </text:list-item>
        <text:list-item>
          <text:p text:style-name="P11">Description</text:p>
        </text:list-item>
        <text:list-item>
          <text:p text:style-name="P11">Logo</text:p>
        </text:list-item>
        <text:list-item>
          <text:p text:style-name="P11">Title</text:p>
        </text:list-item>
        <text:list-item>
          <text:p text:style-name="P12">social links</text:p>
        </text:list-item>
        <text:list-item>
          <text:p text:style-name="P12"><text:bookmark text:name="result_box1"/>discussion in facebook, twitter and on site(for authorized users)</text:p>
        </text:list-item>
        <text:list-item>
          <text:p text:style-name="P12">Address</text:p>
        </text:list-item>
        <text:list-item>
          <text:p text:style-name="P12">Telephone</text:p>
        </text:list-item>
        <text:list-item>
          <text:p text:style-name="P12">cost</text:p>
        </text:list-item>
        <text:list-item>
          <text:p text:style-name="P14">Program in pfd, png, jpeg, xls, doc, docx, odc, odt</text:p>
        </text:list-item>
      </text:list>
      <text:p text:style-name="P2">Steam has</text:p>
      <text:list xml:id="list2096016596559730260" text:style-name="L4">
        <text:list-item>
          <text:p text:style-name="P15">Name</text:p>
        </text:list-item>
        <text:list-item>
          <text:p text:style-name="P15">Place</text:p>
        </text:list-item>
        <text:list-item>
          <text:p text:style-name="P15">Timeslots</text:p>
        </text:list-item>
        <text:list-item>
          <text:p text:style-name="P13">Speakers</text:p>
        </text:list-item>
      </text:list>
      <text:p text:style-name="P3">User has</text:p>
      <text:list xml:id="list7819345810386246678" text:style-name="L5">
        <text:list-item>
          <text:p text:style-name="P16">Name</text:p>
        </text:list-item>
        <text:list-item>
          <text:p text:style-name="P16">Photo</text:p>
        </text:list-item>
        <text:list-item>
          <text:p text:style-name="P16">facebook, twitter, linkedi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>
      <style:text-properties style:font-name="Times New Roman" fo:font-size="12pt" fo:language="en" fo:country="none" style:font-name-asian="WenQuanYi Zen Hei" style:font-size-asian="10.5pt" style:font-name-complex="FreeSans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1T13:09:17</meta:creation-date>
    <dc:date>2013-09-29T15:50:46.240825999</dc:date>
    <meta:editing-duration>PT27M21S</meta:editing-duration>
    <meta:editing-cycles>11</meta:editing-cycles>
    <meta:generator>LibreOffice/4.1.1.2$Linux_X86_64 LibreOffice_project/410m0$Build-2</meta:generator>
    <meta:document-statistic meta:table-count="0" meta:image-count="0" meta:object-count="0" meta:page-count="1" meta:paragraph-count="34" meta:word-count="119" meta:character-count="610" meta:non-whitespace-character-count="553"/>
  </office:meta>
</office:document-meta>
</file>